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libri" svg:font-family="Calibri"/>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margin-bottom="0.0835in"/>
      <style:text-properties style:font-name="Times New Roman" fo:font-size="16.0pt"/>
    </style:style>
    <style:style style:name="P2" style:family="paragraph" style:parent-style-name="Standard">
      <style:paragraph-properties fo:margin-bottom="0.0835in" fo:text-align="center"/>
      <style:text-properties style:font-name="Times New Roman" fo:font-size="24.0pt"/>
    </style:style>
    <style:style style:name="P3" style:family="paragraph" style:parent-style-name="Standard">
      <style:paragraph-properties fo:margin-bottom="0.0835in"/>
      <style:text-properties style:font-name="Times New Roman" fo:font-size="18.0pt"/>
    </style:style>
    <style:style style:name="P4" style:family="paragraph" style:parent-style-name="Standard">
      <style:paragraph-properties fo:margin-bottom="0.0835in"/>
      <style:text-properties style:font-name="Times New Roman" fo:font-size="12.0pt"/>
    </style:style>
    <style:style style:name="P5" style:family="paragraph" style:parent-style-name="Standard">
      <style:text-properties style:font-name="Times New Roman" fo:font-size="12.0pt"/>
    </style:style>
    <style:style style:name="P6" style:family="paragraph" style:parent-style-name="Standard">
      <style:text-properties style:font-name="Calibri" fo:font-size="16.0pt"/>
    </style:style>
    <style:style style:name="P7" style:family="paragraph" style:parent-style-name="Standard">
      <style:text-properties style:font-name="Calibri" fo:font-size="12.0pt"/>
    </style:style>
    <style:style style:name="P8" style:family="paragraph" style:parent-style-name="Standard">
      <style:text-properties style:font-name="Calibri" fo:font-size="12.0pt" fo:color="#050707"/>
    </style:style>
    <style:style style:name="P9" style:family="paragraph" style:parent-style-name="Standard">
      <style:text-properties style:font-name="Times New Roman" fo:font-size="14.0pt"/>
    </style:style>
    <style:style style:name="P10"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2.0pt"/>
    </style:style>
    <style:style style:name="P11" style:family="paragraph" style:parent-style-name="Standard">
      <style:paragraph-properties fo:margin-left="1.0000in" fo:text-indent="-1.0000in">
        <style:tab-stops>
          <style:tab-stop style:position="0.6528in"/>
          <style:tab-stop style:position="1.0000in"/>
        </style:tab-stops>
      </style:paragraph-properties>
      <style:text-properties style:font-name="Times New Roman" fo:font-size="12.0pt"/>
    </style:style>
    <style:style style:name="P12" style:family="paragraph" style:parent-style-name="Standard">
      <style:text-properties style:font-name="Times New Roman" fo:font-size="18.0pt"/>
    </style:style>
    <style:style style:name="P13" style:family="paragraph" style:parent-style-name="Standard">
      <style:text-properties style:font-name="Times New Roman" fo:font-size="16.0pt"/>
    </style:style>
    <style:style style:name="P14" style:family="paragraph" style:parent-style-name="Standard">
      <style:text-properties style:font-name="Times New Roman" fo:font-size="12.0pt" fo:color="#000000"/>
    </style:style>
    <style:style style:name="P15" style:family="paragraph" style:parent-style-name="Standard">
      <style:paragraph-properties fo:margin-bottom="0.0693in" fo:line-height="138%"/>
      <style:text-properties style:font-name="Times" fo:font-size="10.5pt" fo:color="#000000"/>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0in" text:min-label-width="0.25in"/>
      </text:list-level-style-number>
    </text:list-style>
  </office:automatic-styles>
  <office:body>
    <office:text>
      <text:p text:style-name="P1"><text:span text:style-name="T1"/></text:p>
      <text:p text:style-name="P2"><text:span text:style-name="T1">UML <text:s/>Audit <text:s/>2</text:span></text:p>
      <text:p text:style-name="P1"><text:span text:style-name="T1"/></text:p>
      <text:p text:style-name="P1"><text:span text:style-name="T1"/></text:p>
      <text:p text:style-name="P1"><text:span text:style-name="T1"/></text:p>
      <text:p text:style-name="P1"><text:span text:style-name="T1"><text:s/></text:span></text:p>
      <text:p text:style-name="P1"><text:span text:style-name="T1"/></text:p>
      <text:p text:style-name="P1"><text:span text:style-name="T1"><text:tab/>Team: 3 Team secure</text:span></text:p>
      <text:p text:style-name="P1"><text:span text:style-name="T1"><text:tab/>Datum: 19-04-2016</text:span></text:p>
      <text:p text:style-name="P1"><text:span text:style-name="T1"/></text:p>
      <text:p text:style-name="P1"><text:span text:style-name="T1"/></text:p>
      <text:p text:style-name="P1"><text:span text:style-name="T1"/></text:p>
      <text:p text:style-name="P3"><text:span text:style-name="T1">Het idee:</text:span></text:p>
      <text:p text:style-name="P3"><text:span text:style-name="T1"/></text:p>
      <text:p text:style-name="P4">Het idee dat wij voor ogen hebben is het maken van een interactieve website die ook</text:p>
      <text:p text:style-name="P4">tegelijkertijd kan fungeren als een applicatie. De applicatie is voor jong en oud in de</text:p>
      <text:p text:style-name="P4">regio Amsterdam-west. De bewoners die tevens onze doelgroep is zijn van meestal</text:p>
      <text:p text:style-name="P4">Turks/Marokkaanse afkomst. Ze zijn op latere leeftijd naar Nederland geëmigreerd</text:p>
      <text:p text:style-name="P4">waardoor ze taal niet of nauwelijks beheersen. Dat zorgt ervoor dat ze vele obstakels</text:p>
      <text:p text:style-name="P4">tegenkomen zoals het regelen van DigiD, het afhandelen van brieven van de</text:p>
      <text:p text:style-name="P4">belastingdienst of betalingen die op korte termijn moeten worden betaald. Daarnaast</text:p>
      <text:p text:style-name="P4">zijn er mensen die in de omgeving west wonen die wel die competenties hebben</text:p>
      <text:p text:style-name="P4">maar weer geen tijd hebben voor bijvoorbeeld koken, tuinieren, oppassen en noem</text:p>
      <text:p text:style-name="P4">zo maar op. Het idee dat wij hebben bedacht is om mensen te helpen door talenten</text:p>
      <text:p text:style-name="P4">te gebruiken. Mensen kunnen in de applicatie hun diensten aanbieden in ruil voor</text:p>
      <text:p text:style-name="P4">andere diensten. Boot heeft hierbij een makelaarsfunctie om contacten zo kunnen wij</text:p>
      <text:p text:style-name="P4">een overzicht krijgen met de mensen die ingeschreven staan en de problemen waar</text:p>
      <text:p text:style-name="P4">ze tegenaan lopen. Bij het registeren zullen de personen een test moeten maken om</text:p>
      <text:p text:style-name="P4">te kijken waar hun talenten liggen. Aan de hand van deze test wordt je profiel</text:p>
      <text:p text:style-name="P4">samengesteld. Het grootste waar we tegenaan lopen is dat we natuurlijk met mensen</text:p>
      <text:p text:style-name="P4">te maken hebben die of analfabeet zijn of de taal niet of nauwelijks begrijpen. We</text:p>
      <text:p text:style-name="P4">willen daardoor de applicatie is zowel Turks als Arabisch beschikbaar maken en de</text:p>
      <text:p text:style-name="P4">interfase zo simpel mogelijk. We willen zoveel mogelijk gebruik maken van icoontjes</text:p>
      <text:p text:style-name="P4">en plaatjes om elke actie te visualiseren. De icoontjes die wij bij de test gebruiken</text:p>
      <text:p text:style-name="P4">moeten aangeven waar hij/zij goed in is. Na het registreren kom je op een</text:p>
      <text:p text:style-name="P4">mainscreen waar we nog niet helemaal over uit zijn hoe we dit gaan aanpakken, dit</text:p>
      <text:p text:style-name="P4">wilde we graag overleggen met zowel boot als de project owners. De zoekfunctie</text:p>
      <text:p text:style-name="P4">daarentegen wilde we graag op vaardigheid of op straat laten zoeken. Zodra er</text:p>
      <text:p text:style-name="P4">iemand is gevonden kun je jouw dienst ruilen met die van hem of haar. Deze</text:p>
      <text:p text:style-name="P4">applicatie zorgt ervoor dat men sneller iniatief neemt en de contacten verbreed</text:p>
      <text:p text:style-name="P4">wordt.</text:p>
      <text:p text:style-name="P4"/>
      <text:p text:style-name="P5"><text:s/></text:p>
      <text:p text:style-name="P5"/>
      <text:p text:style-name="P4"/>
      <text:p text:style-name="P4"/>
      <text:p text:style-name="P4"/>
      <text:p text:style-name="P4"><text:span text:style-name="T1"/></text:p>
      <text:p text:style-name="P6">Requirements <text:span text:style-name="T1">Functionele en niet Functionele eisen.</text:span></text:p>
      <text:p text:style-name="P6"><text:span text:style-name="T1"/></text:p>
      <text:p text:style-name="P7">In dit document worden de systemrequirements weergegeven door middel van functionele en niet functionele eisen waaraan het moet voldoen. De (functionele) systemrequirements zijn acties die de responsive website uitvoert ten behoefte voor de gebruiker van het systeem. Daarnaast zijn de niet functionele eisen kwaliteitseisen waaraan het systeem moet voldoen of anders gezegd, ze geven aan hoe goed het systeem aaan de functionele eisen moet voldoen.</text:p>
      <text:p text:style-name="P7"/>
      <text:p text:style-name="P7"><text:span text:style-name="T1">Niet-Functionele eisen:</text:span></text:p>
      <text:p text:style-name="P7"><text:span text:style-name="T1"/></text:p>
      <text:p text:style-name="P8"><text:span text:style-name="T1">Usability</text:span><text:s/>is gebruiksvriendelijkheid. Het gaat daarbij bijvoorbeeld om de tijd die het kost om met het systeem om te leren gaan, om hoe goed het gebruikersfouten opvangt en hoe makkelijk het aan te passen is aan de stijl van werken van een individuele gebruiker. </text:p>
      <text:p text:style-name="P8"/>
      <text:p text:style-name="P8"><text:span text:style-name="T1">Portability</text:span><text:s/>is overdraagbaarheid. Een systeem is overdraagbaar wanneer het in verschillende omgevingen kan draaien, dus bijvoorbeeld onder verschillende verschillende soorten hardware.</text:p>
      <text:p text:style-name="P8"><text:line-break/><text:span text:style-name="T1">Interoperability</text:span><text:s/>duidt aan in hoeverre een systeem kan samenwerken met andere systemen. Voorbeelden zijn de mogelijkheid om in een tekstverwerker illustraties te importeren die met een ander pakket gemaakt zijn, of in een programmeertaal code te gebruiken die in een andere taal zijn geschreven. </text:p>
      <text:p text:style-name="P8"/>
      <text:p text:style-name="P8"><text:span text:style-name="T1">Security </text:span>is de veiligheid van de gegevens van de gebruikers. De gegevens moeten geencrypt worden waardoor het voor hackers en andere onbevoegden niet mogelijk is om het systeem ongewenst binnen te komen.</text:p>
      <text:p text:style-name="P8"/>
      <text:p text:style-name="P8"><text:span text:style-name="T1">Funtionele eisen:</text:span></text:p>
      <text:p text:style-name="P7"><text:span text:style-name="T1"/></text:p>
      <text:p text:style-name="P7"><text:span text:style-name="T1">Het toevoegen van plaatjes</text:span><text:s/>is een functionele eis omdat onze doelgroep moeite heeft met de Nederlandse taal. Hierdoor is het voor de gebruiker makkelijker om acties door te voeren en het systeem te begrijpen.</text:p>
      <text:p text:style-name="P7"/>
      <text:p text:style-name="P7"><text:span text:style-name="T1">Het aanbieden/zoeken naar diensten </text:span>is een eis dat van belang is. Hierdoor kunnen mensen aangeven waar ze goed in zijn en ze er graag terug voor zouden willen. </text:p>
      <text:p text:style-name="P7"/>
      <text:p text:style-name="P7"><text:span text:style-name="T1">Aanmelden op het systeem van BOOT door middel van beschikkende gegevens </text:span>wilt zeggen dat iedereen zich kan aanmelden bij BOOT door middel van gegevens die iedereen bij de hand heeft.</text:p>
      <text:p text:style-name="P7"/>
      <text:p text:style-name="P7"><text:span text:style-name="T1">De gebruikers van BOOT moeten kunnen filteren op zoekacties</text:span><text:s/>dit is een functionele eis omdat de gebruikers van BOOT natuurlijk alleen dat gene willen hebben waar ze naar zoeken en niet de hele database te zien krijge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3"><text:span text:style-name="T1">User Stories</text:span></text:p>
      <text:p text:style-name="P4"><text:span text:style-name="T1"/></text:p>
      <table:table table:name="Table1" table:style-name="Table1">
        <table:table-column table:style-name="TableColumn1"/>
        <table:table-column table:style-name="TableColumn1"/>
        <table:table-column table:style-name="TableColumn1"/>
        <table:table-column table:style-name="TableColumn1"/>
        <table:table-row>
          <table:table-cell table:style-name="TableCell1">
            <text:p text:style-name="P5"><text:span text:style-name="T1">As....</text:span></text:p>
          </table:table-cell>
          <table:table-cell table:style-name="TableCell1">
            <text:p text:style-name="P5"><text:span text:style-name="T1">Conditional</text:span></text:p>
          </table:table-cell>
          <table:table-cell table:style-name="TableCell1">
            <text:p text:style-name="P5"><text:span text:style-name="T1">I want...</text:span></text:p>
          </table:table-cell>
          <table:table-cell table:style-name="TableCell1">
            <text:p text:style-name="P5"><text:span text:style-name="T1">So that..</text:span></text:p>
          </table:table-cell>
        </table:table-row>
        <table:table-row>
          <table:table-cell table:style-name="TableCell1">
            <text:p text:style-name="P5">Een Ouder van 2</text:p>
          </table:table-cell>
          <table:table-cell table:style-name="TableCell1">
            <text:p text:style-name="P5"/>
          </table:table-cell>
          <table:table-cell table:style-name="TableCell1">
            <text:p text:style-name="P5">Hulp met de computer</text:p>
          </table:table-cell>
          <table:table-cell table:style-name="TableCell1">
            <text:p text:style-name="P5">Ik mijn kinderen kan inschrijven voor school</text:p>
          </table:table-cell>
        </table:table-row>
        <table:table-row>
          <table:table-cell table:style-name="TableCell1">
            <text:p text:style-name="P5">Een Immigrant </text:p>
          </table:table-cell>
          <table:table-cell table:style-name="TableCell1">
            <text:p text:style-name="P5">Die hier niet al te lang is</text:p>
          </table:table-cell>
          <table:table-cell table:style-name="TableCell1">
            <text:p text:style-name="P5">Hulp met Nederlands</text:p>
          </table:table-cell>
          <table:table-cell table:style-name="TableCell1">
            <text:p text:style-name="P5">Ik een digiD aan kan vragen</text:p>
          </table:table-cell>
        </table:table-row>
        <table:table-row>
          <table:table-cell table:style-name="TableCell1">
            <text:p text:style-name="P5">Een Introvert</text:p>
          </table:table-cell>
          <table:table-cell table:style-name="TableCell1">
            <text:p text:style-name="P5"/>
          </table:table-cell>
          <table:table-cell table:style-name="TableCell1">
            <text:p text:style-name="P5">Meer contact kunnen leggen met mensen</text:p>
          </table:table-cell>
          <table:table-cell table:style-name="TableCell1">
            <text:p text:style-name="P5">Ik zelfverzekerder kan zijn</text:p>
          </table:table-cell>
        </table:table-row>
        <table:table-row>
          <table:table-cell table:style-name="TableCell1">
            <text:p text:style-name="P5">Een fanatieke tuinier</text:p>
          </table:table-cell>
          <table:table-cell table:style-name="TableCell1">
            <text:p text:style-name="P5"/>
          </table:table-cell>
          <table:table-cell table:style-name="TableCell1">
            <text:p text:style-name="P5">Andere blij maken door middel van haar hobbie</text:p>
          </table:table-cell>
          <table:table-cell table:style-name="TableCell1">
            <text:p text:style-name="P5">Ze haar tijd kan besteden met iets dat ze leuk vind en andere blij maakt</text:p>
          </table:table-cell>
        </table:table-row>
        <table:table-row>
          <table:table-cell table:style-name="TableCell1">
            <text:p text:style-name="P5">Een alleenstaande man in de 30</text:p>
          </table:table-cell>
          <table:table-cell table:style-name="TableCell1">
            <text:p text:style-name="P5"/>
          </table:table-cell>
          <table:table-cell table:style-name="TableCell1">
            <text:p text:style-name="P5">Hulp met het invullen van documenten</text:p>
          </table:table-cell>
          <table:table-cell table:style-name="TableCell1">
            <text:p text:style-name="P5">Ik mijn belasting gegevens optijd kan inlevere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pan text:style-name="T1">Use case scenario: Netwerk uitbreiden</text:span></text:p>
      <text:p text:style-name="P5"/>
      <text:p text:style-name="P5"/>
      <text:p text:style-name="P5"/>
      <text:p text:style-name="P5"><text:span text:style-name="T1">Primary actors:</text:span></text:p>
      <text:p text:style-name="P5">-Mensen ingeschreven bij BOOT</text:p>
      <text:p text:style-name="P5"/>
      <text:p text:style-name="P5"><text:span text:style-name="T1">Supporting actors:</text:span></text:p>
      <text:p text:style-name="P5">-Medewerkers BOOT</text:p>
      <text:p text:style-name="P5"/>
      <text:p text:style-name="P5"><text:span text:style-name="T1">Level:</text:span><text:s/>Netwerk uitbreiden</text:p>
      <text:p text:style-name="P5"><text:span text:style-name="T1"/></text:p>
      <text:p text:style-name="P5"><text:span text:style-name="T1">Main succes scenario:</text:span></text:p>
      <text:list text:style-name="L1">
        <text:list-item>
          <text:p text:style-name="P10">Mensen hebben problemen</text:p>
        </text:list-item>
        <text:list-item>
          <text:p text:style-name="P10">Mensen zetten hun problemen in hun profiel op de applicatie</text:p>
        </text:list-item>
        <text:list-item>
          <text:p text:style-name="P10">Mensen worden gematched met andere mensen die de juiste kwaliteiten hebben om het probleem op te lossen</text:p>
        </text:list-item>
        <text:list-item>
          <text:p text:style-name="P10">Mensen worden gematched gebaseerd op hun kwaliteiten om andere te helpen met problem</text:p>
        </text:list-item>
        <text:list-item>
          <text:p text:style-name="P10">Mensen houden contact na elkaar geholpen te hebben indien later meer problemen plaats vinden.</text:p>
        </text:list-item>
      </text:list>
      <text:p text:style-name="P5"/>
      <text:p text:style-name="P5"/>
      <text:p text:style-name="P5"><text:span text:style-name="T1">Extensions: </text:span></text:p>
      <text:list text:style-name="L1">
        <text:list-item>
          <text:p text:style-name="P10">a Mensen weten niet hoe ze hun problemen in de applicatie moeten zetten</text:p>
        </text:list-item>
      </text:list>
      <text:list text:style-name="L2">
        <text:list-item>
          <text:list>
            <text:list-item>
              <text:p text:style-name="P11">b BOOT helpt mensen bij het opzetten van hun profiel tijdens de bijeenkomsten<text:line-break/><text:s/>3. <text:s text:c="2"/>a Mensen kunnen geen match vinden met het systeem<text:line-break/><text:s/>3. <text:s text:c="2"/>b BOOT helpt handmatig mensen te matchen</text:p>
            </text:list-item>
            <text:list-item>
              <text:p text:style-name="P11"/>
            </text:list-item>
          </text:list>
        </text:list-item>
      </text:list>
      <text:p text:style-name="P5"/>
      <text:p text:style-name="P5"/>
      <text:p text:style-name="P5"/>
      <text:p text:style-name="P12"/>
      <text:p text:style-name="P12"><text:span text:style-name="T1">Use Case Matrix </text:span></text:p>
      <text:p text:style-name="P13"><text:span text:style-name="T1"/></text:p>
      <text:p text:style-name="P5"><text:span text:style-name="T1"><text:tab/><text:tab/>Actors: <text:tab/><text:s text:c="17"/>BOOT<text:tab/><text:s text:c="15"/>Gebruiker 1 <text:s text:c="14"/>Gebruiker 2</text:span></text:p>
      <text:p text:style-name="P5"><text:span text:style-name="T1">Use cases:</text:span></text:p>
      <table:table table:name="Table2" table:style-name="Table1">
        <table:table-column table:style-name="TableColumn1"/>
        <table:table-column table:style-name="TableColumn1"/>
        <table:table-column table:style-name="TableColumn1"/>
        <table:table-column table:style-name="TableColumn1"/>
        <table:table-row>
          <table:table-cell table:style-name="TableCell1">
            <text:p text:style-name="P5"><text:span text:style-name="T1">Toevoegen kwaliteiten</text:span></text:p>
          </table:table-cell>
          <table:table-cell table:style-name="TableCell1">
            <text:p text:style-name="P5"><text:s text:c="15"/>X </text:p>
          </table:table-cell>
          <table:table-cell table:style-name="TableCell1">
            <text:p text:style-name="P5"><text:s text:c="15"/>X</text:p>
          </table:table-cell>
          <table:table-cell table:style-name="TableCell1">
            <text:p text:style-name="P5"/>
          </table:table-cell>
        </table:table-row>
        <table:table-row>
          <table:table-cell table:style-name="TableCell1">
            <text:p text:style-name="P5"><text:span text:style-name="T1">Zoeken naar kwaliteiten</text:span></text:p>
          </table:table-cell>
          <table:table-cell table:style-name="TableCell1">
            <text:p text:style-name="P5"><text:s text:c="15"/>X</text:p>
          </table:table-cell>
          <table:table-cell table:style-name="TableCell1">
            <text:p text:style-name="P5"><text:s text:c="15"/></text:p>
          </table:table-cell>
          <table:table-cell table:style-name="TableCell1">
            <text:p text:style-name="P5"><text:s text:c="15"/>X</text:p>
          </table:table-cell>
        </table:table-row>
        <table:table-row>
          <table:table-cell table:style-name="TableCell1">
            <text:p text:style-name="P5"><text:span text:style-name="T1">Uitwisselen Contact gegevens</text:span></text:p>
          </table:table-cell>
          <table:table-cell table:style-name="TableCell1">
            <text:p text:style-name="P5"><text:s text:c="15"/>X</text:p>
          </table:table-cell>
          <table:table-cell table:style-name="TableCell1">
            <text:p text:style-name="P5"><text:s text:c="15"/>X</text:p>
          </table:table-cell>
          <table:table-cell table:style-name="TableCell1">
            <text:p text:style-name="P5"><text:s text:c="15"/>X</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12"><text:span text:style-name="T1">Use case diagram</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text:span text:style-name="T1">Use Cases:</text:span></text:p>
      <text:p text:style-name="P5"/>
      <table:table table:name="Table3" table:style-name="Table1">
        <table:table-column table:style-name="TableColumn1"/>
        <table:table-column table:style-name="TableColumn1"/>
        <table:table-row>
          <table:table-cell table:style-name="TableCell1">
            <text:p text:style-name="P5"><text:span text:style-name="T1">Naam:</text:span></text:p>
          </table:table-cell>
          <table:table-cell table:style-name="TableCell1">
            <text:p text:style-name="P5">Kwaliteiten aanbieden</text:p>
          </table:table-cell>
        </table:table-row>
        <table:table-row>
          <table:table-cell table:style-name="TableCell1">
            <text:p text:style-name="P5"><text:span text:style-name="T1">User Story:</text:span></text:p>
          </table:table-cell>
          <table:table-cell table:style-name="TableCell1">
            <text:p text:style-name="P5">Als een gebruiker wil ik kunnen laten zien waar ik goed in ben om andere te kunnen helpen met hun problemen</text:p>
          </table:table-cell>
        </table:table-row>
        <table:table-row>
          <table:table-cell table:style-name="TableCell1">
            <text:p text:style-name="P5"><text:span text:style-name="T1">Primary Actor(s)</text:span></text:p>
          </table:table-cell>
          <table:table-cell table:style-name="TableCell1">
            <text:p text:style-name="P5">Gebruiker 1</text:p>
          </table:table-cell>
        </table:table-row>
        <table:table-row>
          <table:table-cell table:style-name="TableCell1">
            <text:p text:style-name="P5"><text:span text:style-name="T1">Pre-Conditions</text:span></text:p>
          </table:table-cell>
          <table:table-cell table:style-name="TableCell1">
            <text:p text:style-name="P5">-Gebruiker is op de site</text:p>
            <text:p text:style-name="P5">-Gebruiker heeft een account aangemaakt</text:p>
            <text:p text:style-name="P5">-Gebruiker is ingelogd op de site</text:p>
            <text:p text:style-name="P5">-Gebruiker is op zijn of haar profiel</text:p>
          </table:table-cell>
        </table:table-row>
        <table:table-row>
          <table:table-cell table:style-name="TableCell1">
            <text:p text:style-name="P5"><text:span text:style-name="T1">Post-Conditions</text:span></text:p>
          </table:table-cell>
          <table:table-cell table:style-name="TableCell1">
            <text:p text:style-name="P5">-Gebruiker heeft een nieuwe kwaliteit toegevoegd op zijn of haar profiel</text:p>
            <text:p text:style-name="P5">-Andere gebruikers kunnen de nieuwe kwaliteit zien op het profiel</text:p>
            <text:p text:style-name="P5">-Het zoekfilter laat de gebruikers profiel zien als er gezocht word naar de toegevoegde kwaliteit</text:p>
          </table:table-cell>
        </table:table-row>
        <table:table-row>
          <table:table-cell table:style-name="TableCell1">
            <text:p text:style-name="P5"><text:span text:style-name="T1">Beschrijving</text:span></text:p>
          </table:table-cell>
          <table:table-cell table:style-name="TableCell1">
            <text:p text:style-name="P5">-De gebruiker is op zijn of haar profiel</text:p>
            <text:p text:style-name="P5">-De gebruiker gaat door de lijst van pre-determined kwaliteiten</text:p>
            <text:p text:style-name="P5">-De gebruiker selecteert de kwaliteit indien hij in de lijst staat of vult hem anders handmatig in</text:p>
            <text:p text:style-name="P5"/>
            <text:p text:style-name="P5"/>
          </table:table-cell>
        </table:table-row>
        <table:table-row>
          <table:table-cell table:style-name="TableCell1">
            <text:p text:style-name="P5"><text:span text:style-name="T1">Main succes scenario:</text:span></text:p>
          </table:table-cell>
          <table:table-cell table:style-name="TableCell1">
            <text:p text:style-name="P5">1. De gebruiker gaat naar zijn of haar profiel</text:p>
            <text:p text:style-name="P5">2. De gebruiker drukt op edit</text:p>
            <text:p text:style-name="P5">3. De gebruiker krijgt de keuze uit een lijst van veel voorkomende kwaliteiten</text:p>
            <text:p text:style-name="P5">4. De gebruiker selecteert zijn of haar kwaliteit om toe te voegen aan het profiel</text:p>
            <text:p text:style-name="P5">5. De gebruiker klikt done en bevestigt de veranderingen</text:p>
          </table:table-cell>
        </table:table-row>
        <table:table-row>
          <table:table-cell table:style-name="TableCell1">
            <text:p text:style-name="P5"><text:span text:style-name="T1">Extensions</text:span></text:p>
          </table:table-cell>
          <table:table-cell table:style-name="TableCell1">
            <text:p text:style-name="P5">-De gebruikers kwaliteit is niet een van de veel voorkomende kwaliteiten en moet er een handmatig invullen</text:p>
          </table:table-cell>
        </table:table-row>
      </table:table>
      <text:p text:style-name="P5"/>
      <text:p text:style-name="P5"/>
      <text:p text:style-name="P5"/>
      <table:table table:name="Table4" table:style-name="Table1">
        <table:table-column table:style-name="TableColumn1"/>
        <table:table-column table:style-name="TableColumn1"/>
        <table:table-row>
          <table:table-cell table:style-name="TableCell1">
            <text:p text:style-name="P5"><text:span text:style-name="T1">Naam:</text:span></text:p>
          </table:table-cell>
          <table:table-cell table:style-name="TableCell1">
            <text:p text:style-name="P5">Kwaliteiten zoeken</text:p>
          </table:table-cell>
        </table:table-row>
        <table:table-row>
          <table:table-cell table:style-name="TableCell1">
            <text:p text:style-name="P5"><text:span text:style-name="T1">User Story:</text:span></text:p>
          </table:table-cell>
          <table:table-cell table:style-name="TableCell1">
            <text:p text:style-name="P5">Ik heb hulp nodig bij een spesifiek probleem en zoek iemand dicht bij mij die mij zou kunnen helpen dit probleem op te lossen</text:p>
          </table:table-cell>
        </table:table-row>
        <table:table-row>
          <table:table-cell table:style-name="TableCell1">
            <text:p text:style-name="P5"><text:span text:style-name="T1">Primary Actor(s)</text:span></text:p>
          </table:table-cell>
          <table:table-cell table:style-name="TableCell1">
            <text:p text:style-name="P5">Gebruiker 2</text:p>
          </table:table-cell>
        </table:table-row>
        <table:table-row>
          <table:table-cell table:style-name="TableCell1">
            <text:p text:style-name="P5"><text:span text:style-name="T1">Pre-Conditions</text:span></text:p>
          </table:table-cell>
          <table:table-cell table:style-name="TableCell1">
            <text:p text:style-name="P5">-Gebruiker is op de site</text:p>
            <text:p text:style-name="P5">-Gebruiker heeft een account aangemaakt</text:p>
            <text:p text:style-name="P5">-Gebruiker is ingelogd op de site</text:p>
            <text:p text:style-name="P5">-Gebruiker weet het probleem waarvoor hij of zij hulp nodig heeft</text:p>
          </table:table-cell>
        </table:table-row>
        <table:table-row>
          <table:table-cell table:style-name="TableCell1">
            <text:p text:style-name="P5"><text:span text:style-name="T1">Post-Conditions</text:span></text:p>
          </table:table-cell>
          <table:table-cell table:style-name="TableCell1">
            <text:p text:style-name="P5">-De gebruiker heeft mensen gevonden die hem of haar kunnen helpen met zijn/haar probleem</text:p>
          </table:table-cell>
        </table:table-row>
        <table:table-row>
          <table:table-cell table:style-name="TableCell1">
            <text:p text:style-name="P5"><text:span text:style-name="T1">Beschrijving</text:span></text:p>
          </table:table-cell>
          <table:table-cell table:style-name="TableCell1">
            <text:p text:style-name="P5">-De gebruiker gebruikt het filter systeem om users te vinden met een spesifieke kwaliteit</text:p>
            <text:p text:style-name="P5">-De gebruiker ziet een lijst van users die de kwaliteit hebben waarnaar hij/zij zocht</text:p>
          </table:table-cell>
        </table:table-row>
        <table:table-row>
          <table:table-cell table:style-name="TableCell1">
            <text:p text:style-name="P5"><text:span text:style-name="T1">Main succes scenario:</text:span></text:p>
          </table:table-cell>
          <table:table-cell table:style-name="TableCell1">
            <text:p text:style-name="P5">1. De gebruiker selecteert de optie zoeken</text:p>
            <text:p text:style-name="P5">2. De gebruiker vult de criteria in waarmee zij/hij het systeem wil filteren</text:p>
            <text:p text:style-name="P5">3. de gebruiker klikt zoek en krijgt een lijst van gebruikers die aan de criteria voldoen</text:p>
          </table:table-cell>
        </table:table-row>
        <table:table-row>
          <table:table-cell table:style-name="TableCell1">
            <text:p text:style-name="P5"><text:span text:style-name="T1">Extensions</text:span></text:p>
          </table:table-cell>
          <table:table-cell table:style-name="TableCell1">
            <text:p text:style-name="P5">-Er is de kans dat de gebruiker geen gebruikers kan vinden die aan de criteria voldoen, in dit geval zal het systeem geen gebruikers weergeven en de tekst weergeven met “geen gebruikers gevonden, probeer nog eens”</text:p>
          </table:table-cell>
        </table:table-row>
      </table:table>
      <text:p text:style-name="P5"/>
      <text:p text:style-name="P5"/>
      <text:p text:style-name="P5"/>
      <text:p text:style-name="P5"/>
      <text:p text:style-name="P5"/>
      <table:table table:name="Table5" table:style-name="Table1">
        <table:table-column table:style-name="TableColumn1"/>
        <table:table-column table:style-name="TableColumn1"/>
        <table:table-row>
          <table:table-cell table:style-name="TableCell1">
            <text:p text:style-name="P5"><text:span text:style-name="T1">Naam:</text:span></text:p>
          </table:table-cell>
          <table:table-cell table:style-name="TableCell1">
            <text:p text:style-name="P5">Contact gegevens uitwisselen</text:p>
          </table:table-cell>
        </table:table-row>
        <table:table-row>
          <table:table-cell table:style-name="TableCell1">
            <text:p text:style-name="P5"><text:span text:style-name="T1">User Story:</text:span></text:p>
          </table:table-cell>
          <table:table-cell table:style-name="TableCell1">
            <text:p text:style-name="P5">Ik heb iemand gevonden die mij kan helpen met mijn probleem ik wil graag met ze in contact komen zodat we de details kunnen bespreken.</text:p>
          </table:table-cell>
        </table:table-row>
        <table:table-row>
          <table:table-cell table:style-name="TableCell1">
            <text:p text:style-name="P5"><text:span text:style-name="T1">Primary Actor(s)</text:span></text:p>
          </table:table-cell>
          <table:table-cell table:style-name="TableCell1">
            <text:p text:style-name="P5">Gebruiker 1</text:p>
            <text:p text:style-name="P5">Gebruiker 2</text:p>
          </table:table-cell>
        </table:table-row>
        <table:table-row>
          <table:table-cell table:style-name="TableCell1">
            <text:p text:style-name="P5"><text:span text:style-name="T1">Supporting Actor</text:span></text:p>
          </table:table-cell>
          <table:table-cell table:style-name="TableCell1">
            <text:p text:style-name="P5">BOOT</text:p>
          </table:table-cell>
        </table:table-row>
        <table:table-row>
          <table:table-cell table:style-name="TableCell1">
            <text:p text:style-name="P5"><text:span text:style-name="T1">Pre-Conditions</text:span></text:p>
          </table:table-cell>
          <table:table-cell table:style-name="TableCell1">
            <text:p text:style-name="P5">-Gebruiker is op de site</text:p>
            <text:p text:style-name="P5">-Gebruiker heeft een account aangemaakt</text:p>
            <text:p text:style-name="P5">-Gebruiker is ingelogd op de site</text:p>
          </table:table-cell>
        </table:table-row>
        <table:table-row>
          <table:table-cell table:style-name="TableCell1">
            <text:p text:style-name="P5"><text:span text:style-name="T1">Post-Conditions</text:span></text:p>
          </table:table-cell>
          <table:table-cell table:style-name="TableCell1">
            <text:p text:style-name="P5">-De gebruikers hebben elkaars contact gegevens</text:p>
          </table:table-cell>
        </table:table-row>
        <table:table-row>
          <table:table-cell table:style-name="TableCell1">
            <text:p text:style-name="P5"><text:span text:style-name="T1">Beschrijving</text:span></text:p>
          </table:table-cell>
          <table:table-cell table:style-name="TableCell1">
            <text:p text:style-name="P5">-Na het vinden van een match kan je iemands contact gegevens vragen</text:p>
            <text:p text:style-name="P5">-Zodra beide partijen toestemming hebben gegeven elkaars contact gegevens te zien zullen ze zichtbaar worden op het profiel</text:p>
          </table:table-cell>
        </table:table-row>
        <table:table-row>
          <table:table-cell table:style-name="TableCell1">
            <text:p text:style-name="P5"><text:span text:style-name="T1">Main succes scenario</text:span></text:p>
          </table:table-cell>
          <table:table-cell table:style-name="TableCell1">
            <text:p text:style-name="P5">1. Gebruiker 1 vind een profiel van gebruiker 2 met de kwaliteiten waarnaar hij zoekt</text:p>
            <text:p text:style-name="P5">2. Gebruiker 1 klikt de knop vraag contact gegevens</text:p>
            <text:p text:style-name="P5">3. Gebruiker 2 krijgt een notificatie dat gebruiker 1 graag de contact informatie wil hebben van gebruiker 2</text:p>
            <text:p text:style-name="P5">4. Gebruiker 2 accepteert en gebruiker 1 krijgt de contact gegevens van gebruiker 1</text:p>
          </table:table-cell>
        </table:table-row>
        <table:table-row>
          <table:table-cell table:style-name="TableCell1">
            <text:p text:style-name="P5"><text:span text:style-name="T1">Extensions</text:span></text:p>
          </table:table-cell>
          <table:table-cell table:style-name="TableCell1">
            <text:p text:style-name="P5">-De gebruiker kan het delen van contact gegevens weigeren zonder rede te hoeven geven</text:p>
            <text:p text:style-name="P5">-Indien matching niet goed gaat kan BOOT ondersteuning beide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text:span text:style-name="T1">Domein model</text:span></text:p>
      <text:p text:style-name="P5"/>
      <text:p text:style-name="P5"/>
      <text:p text:style-name="P5"/>
      <text:p text:style-name="P12"><text:span text:style-name="T1">Klasse diagram:</text:span></text:p>
      <text:p text:style-name="P5"/>
      <text:p text:style-name="P5"/>
      <text:p text:style-name="P5"/>
      <text:p text:style-name="P12"><text:span text:style-name="T1">ERD</text:span></text:p>
      <text:p text:style-name="P12"><text:span text:style-name="T1"/></text:p>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34</meta:generator>
  </office:meta>
</office:document-meta>
</file>